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7400002F1600002343F20B74E8.svm" manifest:media-type=""/>
  <manifest:file-entry manifest:full-path="Pictures/2000037400002F16000023437121C279.svm" manifest:media-type=""/>
  <manifest:file-entry manifest:full-path="Pictures/1000020100000265000000EA50AEBE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">
      <style:text-properties officeooo:rsid="001b872b" officeooo:paragraph-rsid="001b872b"/>
    </style:style>
    <style:style style:name="P2" style:family="paragraph" style:parent-style-name="Text_20_body">
      <style:text-properties officeooo:rsid="0019d796" officeooo:paragraph-rsid="0019d796"/>
    </style:style>
    <style:style style:name="P3" style:family="paragraph" style:parent-style-name="Text_20_body">
      <style:paragraph-properties fo:text-align="center" style:justify-single-word="false"/>
      <style:text-properties officeooo:paragraph-rsid="0019d796"/>
    </style:style>
    <style:style style:name="P4" style:family="paragraph" style:parent-style-name="Text_20_body">
      <style:text-properties officeooo:rsid="001b872b" officeooo:paragraph-rsid="001b872b"/>
    </style:style>
    <style:style style:name="P5" style:family="paragraph" style:parent-style-name="Text_20_body">
      <style:text-properties officeooo:rsid="001d9a04" officeooo:paragraph-rsid="001d9a04"/>
    </style:style>
    <style:style style:name="P6" style:family="paragraph" style:parent-style-name="Text_20_body">
      <style:text-properties officeooo:rsid="001d9a04" officeooo:paragraph-rsid="00205ab2"/>
    </style:style>
    <style:style style:name="P7" style:family="paragraph" style:parent-style-name="Title">
      <style:text-properties officeooo:rsid="0019d796" officeooo:paragraph-rsid="0019d796"/>
    </style:style>
    <style:style style:name="P8" style:family="paragraph" style:parent-style-name="Heading">
      <style:text-properties officeooo:rsid="0024e899" officeooo:paragraph-rsid="0024e899"/>
    </style:style>
    <style:style style:name="P9" style:family="paragraph" style:parent-style-name="Heading">
      <style:text-properties officeooo:rsid="001b872b" officeooo:paragraph-rsid="001b872b"/>
    </style:style>
    <style:style style:name="P10" style:family="paragraph" style:parent-style-name="Text_20_body" style:list-style-name="L9">
      <style:text-properties officeooo:rsid="001b872b" officeooo:paragraph-rsid="001b872b"/>
    </style:style>
    <style:style style:name="P11" style:family="paragraph" style:parent-style-name="Text_20_body">
      <style:text-properties officeooo:rsid="001b872b" officeooo:paragraph-rsid="001c16c5"/>
    </style:style>
    <style:style style:name="P12" style:family="paragraph" style:parent-style-name="Text_20_body">
      <style:text-properties officeooo:rsid="001b872b" officeooo:paragraph-rsid="001b872b"/>
    </style:style>
    <style:style style:name="P13" style:family="paragraph" style:parent-style-name="Text_20_body">
      <style:text-properties officeooo:rsid="0024e899" officeooo:paragraph-rsid="0024e899"/>
    </style:style>
    <style:style style:name="P14" style:family="paragraph" style:parent-style-name="Heading_20_2">
      <style:paragraph-properties fo:text-align="center" style:justify-single-word="false"/>
      <style:text-properties officeooo:rsid="0019d796" officeooo:paragraph-rsid="0019d796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c16c5"/>
    </style:style>
    <style:style style:name="T2" style:family="text">
      <style:text-properties officeooo:rsid="001c76ce"/>
    </style:style>
    <style:style style:name="T3" style:family="text">
      <style:text-properties officeooo:rsid="001f1465"/>
    </style:style>
    <style:style style:name="T4" style:family="text">
      <style:text-properties officeooo:rsid="002200de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1.0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732cm" fo:min-width="0.96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32cm" fo:min-width="0.603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 on the test_rover</text:p>
      <text:p text:style-name="P2"/>
      <text:h text:style-name="P14" text:outline-level="2">Caio Salgado – 28 April 2016</text:h>
      <text:p text:style-name="P3"/>
      <text:p text:style-name="P1">The Problem</text:p>
      <text:p text:style-name="P4"><text:tab/>As I could understand, the problem constitutes on resolving if a particular Rover Movement Plan (RMP) is feasible. In order for it to be it is needed to check if:</text:p>
      <text:list xml:id="list2647690500781077733" text:style-name="L9">
        <text:list-item>
          <text:p text:style-name="P10">no two rovers share a same grid point (preventing crashes)</text:p>
        </text:list-item>
        <text:list-item>
          <text:p text:style-name="P10">no rover leaves the plateau <text:span text:style-name="T4">environment </text:span></text:p>
        </text:list-item>
      </text:list>
      <text:p text:style-name="P1">Tools</text:p>
      <text:p text:style-name="P11"><text:tab/>In order to resolve this problem I'm going to use ruby <text:span text:style-name="T1">( 2.2.2p95 (2015-04-13 revision 50295) [x86_64-linux])</text:span>, with some needed gems for test, <text:span text:style-name="T4">rspec</text:span></text:p>
      <text:p text:style-name="P8">Class Diagram</text:p>
      <text:p text:style-name="P13"/>
      <text:p text:style-name="P13"><draw:frame draw:style-name="fr1" draw:name="Image1" text:anchor-type="paragraph" svg:width="12.506cm" svg:height="4.773cm" draw:z-index="2"><draw:image xlink:href="Pictures/1000020100000265000000EA50AEBEF5.png" xlink:type="simple" xlink:show="embed" xlink:actuate="onLoad"/></draw:frame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Issues with the specifications</text:p>
      <text:p text:style-name="P4"><text:tab/>The problem describes how to navigate in the grid, saying that the bottom left corner is the position (0,0) and that the position directly north from that is (0,0+1) = (0,1). <text:span text:style-name="T2">With that in mind I could make a 6x6 grid like this:</text:span></text:p>
      <text:p text:style-name="P4"><draw:g text:anchor-type="paragraph" draw:z-index="0" draw:style-name="gr1"><draw:frame draw:style-name="gr2" svg:width="8.538cm" svg:height="5.906cm" svg:x="3.97cm" svg:y="0.95cm"><draw:image xlink:href="Pictures/2000037400002F16000023437121C279.svm" xlink:type="simple" xlink:show="embed" xlink:actuate="onLoad"><text:p/></draw:image></draw:frame><draw:frame draw:style-name="gr3" draw:text-style-name="P16" svg:width="1.075cm" svg:height="0.983cm" svg:x="12.588cm" svg:y="3.642cm"><draw:text-box><text:p text:style-name="P15"><text:span text:style-name="T5">N</text:span></text:p></draw:text-box></draw:frame><draw:frame draw:style-name="gr4" draw:text-style-name="P16" svg:width="1.038cm" svg:height="0.983cm" svg:x="2.91cm" svg:y="3.771cm"><draw:text-box><text:p text:style-name="P15"><text:span text:style-name="T5">S</text:span></text:p></draw:text-box></draw:frame><draw:frame draw:style-name="gr4" draw:text-style-name="P16" svg:width="1.038cm" svg:height="0.983cm" svg:x="8.442cm" svg:y="7.175cm"><draw:text-box><text:p text:style-name="P15"><text:span text:style-name="T5">E</text:span></text:p></draw:text-box></draw:frame><draw:frame draw:style-name="gr5" draw:text-style-name="P16" svg:width="1.105cm" svg:height="0.983cm" svg:x="8.054cm" svg:y="0.296cm"><draw:text-box><text:p text:style-name="P15"><text:span text:style-name="T5">W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Unfortunately this grid would not produce the same output as showed in the test input. <text:span text:style-name="T3">The second rover which starts at (3,3,E) after moving should be at (1,1,E) by above grid, but it's actually at</text:span> <text:span text:style-name="T3">(5,1,E). T</text:span>herefor the test input implies <text:span text:style-name="T3">a different grid, where (x,y) are (columns, rows) which is not the default behavior for Matrix in ruby (</text:span><text:a xlink:type="simple" xlink:href="http://ruby-doc.org/stdlib-2.3.1/libdoc/matrix/rdoc/Matrix.html#method-c-5B-5D" text:style-name="Internet_20_link" text:visited-style-name="Visited_20_Internet_20_Link"><text:span text:style-name="T3">http://ruby-doc.org/stdlib-2.3.1/libdoc/matrix/rdoc/Matrix.html#method-c-5B-5D</text:span></text:a><text:span text:style-name="T3">). Grid implied in the test input:</text:span></text:p>
      <text:p text:style-name="P5"><draw:g text:anchor-type="paragraph" draw:z-index="1" draw:style-name="gr1"><draw:frame draw:style-name="gr2" svg:width="6.698cm" svg:height="4.418cm" svg:x="4.775cm" svg:y="0.7cm"><draw:image xlink:href="Pictures/2000037400002F1600002343F20B74E8.svm" xlink:type="simple" xlink:show="embed" xlink:actuate="onLoad"><text:p/></draw:image></draw:frame><draw:frame draw:style-name="gr3" draw:text-style-name="P16" svg:width="0.844cm" svg:height="0.983cm" svg:x="7.701cm" svg:y="0.014cm"><draw:text-box><text:p text:style-name="P15"><text:span text:style-name="T5">N</text:span></text:p></draw:text-box></draw:frame><draw:frame draw:style-name="gr4" draw:text-style-name="P16" svg:width="0.814cm" svg:height="0.983cm" svg:x="7.834cm" svg:y="5.251cm"><draw:text-box><text:p text:style-name="P15"><text:span text:style-name="T5">S</text:span></text:p></draw:text-box></draw:frame><draw:frame draw:style-name="gr4" draw:text-style-name="P16" svg:width="0.814cm" svg:height="0.983cm" svg:x="11.557cm" svg:y="2.418cm"><draw:text-box><text:p text:style-name="P15"><text:span text:style-name="T5">E</text:span></text:p></draw:text-box></draw:frame><draw:frame draw:style-name="gr5" draw:text-style-name="P16" svg:width="1.105cm" svg:height="0.983cm" svg:x="4.087cm" svg:y="2.626cm"><draw:text-box><text:p text:style-name="P15"><text:span text:style-name="T5">W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57:12.146621550</meta:creation-date>
    <meta:generator>LibreOffice/4.3.3.2$Linux_X86_64 LibreOffice_project/430m0$Build-2</meta:generator>
    <dc:date>2016-04-29T14:37:30.941990813</dc:date>
    <meta:editing-duration>PT37M45S</meta:editing-duration>
    <meta:editing-cycles>4</meta:editing-cycles>
    <meta:document-statistic meta:table-count="0" meta:image-count="1" meta:object-count="0" meta:page-count="2" meta:paragraph-count="12" meta:word-count="199" meta:character-count="1209" meta:non-whitespace-character-count="1018"/>
  </office:meta>
</office:document-meta>
</file>